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34.7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A0-Stay" table:style-name="ta1">
        <table:table-column table:style-name="co1" table:number-columns-repeated="20" table:default-cell-style-name="ce1"/>
        <table:table-column table:style-name="co2" table:number-columns-repeated="1004" table:default-cell-style-name="Default"/>
        <table:table-row table:style-name="ro1">
          <table:table-cell office:value-type="float" office:value="1" calcext:value-type="float">
            <text:p>1.0</text:p>
          </table:table-cell>
          <table:table-cell table:number-columns-repeated="1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8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1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9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10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1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3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4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5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6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7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8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9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style-name="ce1"/>
          <table:table-cell table:number-columns-repeated="1003"/>
        </table:table-row>
      </table:table>
      <table:table table:name="A1-Move" table:style-name="ta1">
        <table:table-column table:style-name="co3" table:number-columns-repeated="20" table:default-cell-style-name="ce1"/>
        <table:table-column table:style-name="co3" table:number-columns-repeated="1004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3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4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5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6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7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8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9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9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0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1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2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3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4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5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6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1004"/>
        </table:table-row>
        <table:table-row table:style-name="ro1">
          <table:table-cell table:number-columns-repeated="17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number-columns-repeated="18" office:value-type="float" office:value="0" calcext:value-type="float">
            <text:p>0.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004"/>
        </table:table-row>
        <table:table-row table:style-name="ro1">
          <table:table-cell table:number-columns-repeated="18"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004"/>
        </table:table-row>
      </table:table>
      <table:table table:name="Rewards" table:style-name="ta1">
        <table:table-column table:style-name="co4" table:number-columns-repeated="20" table:default-cell-style-name="ce1"/>
        <table:table-column table:style-name="co4" table:number-columns-repeated="1004" table:default-cell-style-name="Default"/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31:54.280076602</meta:creation-date>
    <dc:date>2018-04-13T17:02:12.203472100</dc:date>
    <meta:editing-duration>PT30M10S</meta:editing-duration>
    <meta:editing-cycles>20</meta:editing-cycles>
    <meta:generator>LibreOffice/5.1.6.2$Linux_X86_64 LibreOffice_project/10m0$Build-2</meta:generator>
    <meta:document-statistic meta:table-count="3" meta:cell-count="840" meta:object-count="0"/>
  </office:meta>
</office:document-meta>
</file>